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6.1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DATA from SACOMAR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s(m3/mole/s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(K)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(activation energy)</text:p>
          </table:table-cell>
          <table:table-cell office:value-type="string" calcext:value-type="string">
            <text:p>C3 (coeff A)</text:p>
          </table:table-cell>
          <table:table-cell office:value-type="string" calcext:value-type="string">
            <text:p>C4 (exponent)</text:p>
          </table:table-cell>
          <table:table-cell office:value-type="string" calcext:value-type="string">
            <text:p>C5 (reaction energy → positive exotermic)</text:p>
          </table:table-cell>
          <table:table-cell table:number-columns-repeated="6"/>
        </table:table-row>
        <table:table-row table:style-name="ro1">
          <table:table-cell office:value-type="float" office:value="6900000000000000" calcext:value-type="float">
            <text:p>6,90E+15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3]*1.38E-023" office:value-type="float" office:value="8.73195E-019" calcext:value-type="float">
            <text:p>8,73195E-19</text:p>
          </table:table-cell>
          <table:table-cell table:formula="of:=[.A3]/6.022E+023" office:value-type="float" office:value="0.00000001145798737961" calcext:value-type="float">
            <text:p>1,14579873796081E-08</text:p>
          </table:table-cell>
          <table:table-cell table:formula="of:=[.B3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mol → CO + O +mol (TEST)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1.4E+016" calcext:value-type="float">
            <text:p>1,40E+16</text:p>
          </table:table-cell>
          <table:table-cell office:value-type="float" office:value="-1.5" calcext:value-type="float">
            <text:p>-1,5</text:p>
          </table:table-cell>
          <table:table-cell office:value-type="float" office:value="63275" calcext:value-type="float">
            <text:p>63275</text:p>
          </table:table-cell>
          <table:table-cell table:number-columns-repeated="2"/>
          <table:table-cell table:formula="of:=[.C4]*1.38E-023" office:value-type="float" office:value="8.73195E-019" calcext:value-type="float">
            <text:p>8,73195E-19</text:p>
          </table:table-cell>
          <table:table-cell table:formula="of:=[.A4]/6.022E+023" office:value-type="float" office:value="0.00000002324809033544" calcext:value-type="float">
            <text:p>2,32480903354367E-08</text:p>
          </table:table-cell>
          <table:table-cell table:formula="of:=[.B4]" office:value-type="float" office:value="-1.5" calcext:value-type="float">
            <text:p>-1,5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2+at → CO + O +at (TEST)</text:p>
          </table:table-cell>
          <table:table-cell table:number-columns-repeated="4"/>
        </table:table-row>
        <table:table-row table:style-name="ro1">
          <table:table-cell office:value-type="float" office:value="7000000000000000" calcext:value-type="float">
            <text:p>7,00E+15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 table:number-columns-repeated="2"/>
          <table:table-cell table:formula="of:=[.C5]*1.38E-023" office:value-type="float" office:value="1.56216E-018" calcext:value-type="float">
            <text:p>1,56216E-18</text:p>
          </table:table-cell>
          <table:table-cell table:formula="of:=[.A5]/6.022E+023" office:value-type="float" office:value="0.00000001162404516772" calcext:value-type="float">
            <text:p>1,16240451677184E-08</text:p>
          </table:table-cell>
          <table:table-cell table:formula="of:=[.B5]" office:value-type="float" office:value="-1.6" calcext:value-type="float">
            <text:p>-1,6</text:p>
          </table:table-cell>
          <table:table-cell table:formula="of:=-[.F5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2 +mol → N +N +mol</text:p>
          </table:table-cell>
          <table:table-cell table:number-columns-repeated="4"/>
        </table:table-row>
        <table:table-row table:style-name="ro1">
          <table:table-cell office:value-type="float" office:value="3E+016" calcext:value-type="float">
            <text:p>3,00E+16</text:p>
          </table:table-cell>
          <table:table-cell office:value-type="float" office:value="-1.6" calcext:value-type="float">
            <text:p>-1,6</text:p>
          </table:table-cell>
          <table:table-cell office:value-type="float" office:value="113200" calcext:value-type="float">
            <text:p>113200</text:p>
          </table:table-cell>
          <table:table-cell table:number-columns-repeated="2"/>
          <table:table-cell table:formula="of:=[.C6]*1.38E-023" office:value-type="float" office:value="1.56216E-018" calcext:value-type="float">
            <text:p>1,56216E-18</text:p>
          </table:table-cell>
          <table:table-cell table:formula="of:=[.A6]/6.022E+023" office:value-type="float" office:value="0.00000004981733643308" calcext:value-type="float">
            <text:p>4,98173364330787E-08</text:p>
          </table:table-cell>
          <table:table-cell table:formula="of:=[.B6]" office:value-type="float" office:value="-1.6" calcext:value-type="float">
            <text:p>-1,6</text:p>
          </table:table-cell>
          <table:table-cell table:formula="of:=-[.F6]" office:value-type="float" office:value="-1.56216E-018" calcext:value-type="float">
            <text:p>-1,56216E-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2 + at → N +N +at</text:p>
          </table:table-cell>
          <table:table-cell table:number-columns-repeated="4"/>
        </table:table-row>
        <table:table-row table:style-name="ro1">
          <table:table-cell office:value-type="float" office:value="253000000" calcext:value-type="float">
            <text:p>2,53E+08</text:p>
          </table:table-cell>
          <table:table-cell office:value-type="float" office:value="0" calcext:value-type="float">
            <text:p>0</text:p>
          </table:table-cell>
          <table:table-cell office:value-type="float" office:value="71000" calcext:value-type="float">
            <text:p>71000</text:p>
          </table:table-cell>
          <table:table-cell table:number-columns-repeated="2"/>
          <table:table-cell table:formula="of:=[.C7]*1.38E-023" office:value-type="float" office:value="9.798E-019" calcext:value-type="float">
            <text:p>9,798E-19</text:p>
          </table:table-cell>
          <table:table-cell table:formula="of:=[.A7]/6.022E+023" office:value-type="float" office:value="4.20126203918964E-016" calcext:value-type="float">
            <text:p>4,20126203918964E-16</text:p>
          </table:table-cell>
          <table:table-cell table:formula="of:=[.B7]" office:value-type="float" office:value="0" calcext:value-type="float">
            <text:p>0</text:p>
          </table:table-cell>
          <table:table-cell table:formula="of:=-[.F7]" office:value-type="float" office:value="-9.798E-019" calcext:value-type="float">
            <text:p>-9,798E-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N + M → C + N + M</text:p>
          </table:table-cell>
          <table:table-cell table:number-columns-repeated="4"/>
        </table:table-row>
        <table:table-row table:style-name="ro1">
          <table:table-cell office:value-type="float" office:value="5000000000" calcext:value-type="float">
            <text:p>5,00E+09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 table:number-columns-repeated="2"/>
          <table:table-cell table:formula="of:=[.C8]*1.38E-023" office:value-type="float" office:value="1.0419E-018" calcext:value-type="float">
            <text:p>1,0419E-18</text:p>
          </table:table-cell>
          <table:table-cell table:formula="of:=[.A8]/6.022E+023" office:value-type="float" office:value="8.30288940551312E-015" calcext:value-type="float">
            <text:p>8,30288940551312E-15</text:p>
          </table:table-cell>
          <table:table-cell table:formula="of:=[.B8]" office:value-type="float" office:value="0" calcext:value-type="float">
            <text:p>0</text:p>
          </table:table-cell>
          <table:table-cell table:formula="of:=-[.F8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+ mol → N + O + mol</text:p>
          </table:table-cell>
          <table:table-cell table:number-columns-repeated="4"/>
        </table:table-row>
        <table:table-row table:style-name="ro1">
          <table:table-cell office:value-type="float" office:value="110000000000" calcext:value-type="float">
            <text:p>1,10E+11</text:p>
          </table:table-cell>
          <table:table-cell office:value-type="float" office:value="0" calcext:value-type="float">
            <text:p>0</text:p>
          </table:table-cell>
          <table:table-cell office:value-type="float" office:value="75500" calcext:value-type="float">
            <text:p>75500</text:p>
          </table:table-cell>
          <table:table-cell table:number-columns-repeated="2"/>
          <table:table-cell table:formula="of:=[.C9]*1.38E-023" office:value-type="float" office:value="1.0419E-018" calcext:value-type="float">
            <text:p>1,0419E-18</text:p>
          </table:table-cell>
          <table:table-cell table:formula="of:=[.A9]/6.022E+023" office:value-type="float" office:value="0.00000000000018266357" calcext:value-type="float">
            <text:p>1,82663566921289E-13</text:p>
          </table:table-cell>
          <table:table-cell table:formula="of:=[.B9]" office:value-type="float" office:value="0" calcext:value-type="float">
            <text:p>0</text:p>
          </table:table-cell>
          <table:table-cell table:formula="of:=-[.F9]" office:value-type="float" office:value="-1.0419E-018" calcext:value-type="float">
            <text:p>-1,0419E-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+ at → N + O + at</text:p>
          </table:table-cell>
          <table:table-cell table:number-columns-repeated="4"/>
        </table:table-row>
        <table:table-row table:style-name="ro1">
          <table:table-cell office:value-type="float" office:value="63000000000" calcext:value-type="float">
            <text:p>6,30E+10</text:p>
          </table:table-cell>
          <table:table-cell office:value-type="float" office:value="-0.5" calcext:value-type="float">
            <text:p>-0,5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table:formula="of:=[.C10]*1.38E-023" office:value-type="float" office:value="3.312E-019" calcext:value-type="float">
            <text:p>3,312E-19</text:p>
          </table:table-cell>
          <table:table-cell table:formula="of:=[.A10]/6.022E+023" office:value-type="float" office:value="0.00000000000010461641" calcext:value-type="float">
            <text:p>1,04616406509465E-13</text:p>
          </table:table-cell>
          <table:table-cell table:formula="of:=[.B10]" office:value-type="float" office:value="-0.5" calcext:value-type="float">
            <text:p>-0,5</text:p>
          </table:table-cell>
          <table:table-cell table:formula="of:=-[.F10]" office:value-type="float" office:value="-3.312E-019" calcext:value-type="float">
            <text:p>-3,312E-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CO + M → CO +N + M</text:p>
          </table:table-cell>
          <table:table-cell table:number-columns-repeated="4"/>
        </table:table-row>
        <table:table-row table:style-name="ro1">
          <table:table-cell office:value-type="float" office:value="52400000" calcext:value-type="float">
            <text:p>5,24E+07</text:p>
          </table:table-cell>
          <table:table-cell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table:number-columns-repeated="2"/>
          <table:table-cell table:formula="of:=[.C11]*1.38E-023" office:value-type="float" office:value="3.1188E-019" calcext:value-type="float">
            <text:p>3,1188E-19</text:p>
          </table:table-cell>
          <table:table-cell table:formula="of:=[.A11]/6.022E+023" office:value-type="float" office:value="8.70142809697775E-017" calcext:value-type="float">
            <text:p>8,70142809697775E-17</text:p>
          </table:table-cell>
          <table:table-cell table:formula="of:=[.B11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 + N2 → CN + N</text:p>
          </table:table-cell>
          <table:table-cell table:number-columns-repeated="4"/>
        </table:table-row>
        <table:table-row table:style-name="ro1">
          <table:table-cell office:value-type="float" office:value="50000000" calcext:value-type="float">
            <text:p>5,00E+07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[.C12]*1.38E-023" office:value-type="float" office:value="1.794E-019" calcext:value-type="float">
            <text:p>1,794E-19</text:p>
          </table:table-cell>
          <table:table-cell table:formula="of:=[.A12]/6.022E+023" office:value-type="float" office:value="8.30288940551312E-017" calcext:value-type="float">
            <text:p>8,30288940551312E-17</text:p>
          </table:table-cell>
          <table:table-cell table:formula="of:=[.B12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C → C2 + N</text:p>
          </table:table-cell>
          <table:table-cell table:number-columns-repeated="4"/>
        </table:table-row>
        <table:table-row table:style-name="ro1">
          <table:table-cell office:value-type="float" office:value="15000000" calcext:value-type="float">
            <text:p>1,50E+07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  <table:table-cell table:formula="of:=[.C13]*1.38E-023" office:value-type="float" office:value="2.898E-019" calcext:value-type="float">
            <text:p>2,898E-19</text:p>
          </table:table-cell>
          <table:table-cell table:formula="of:=[.A13]/6.022E+023" office:value-type="float" office:value="2.49086682165394E-017" calcext:value-type="float">
            <text:p>2,49086682165394E-17</text:p>
          </table:table-cell>
          <table:table-cell table:formula="of:=[.B13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2 + N2 → CN + CN</text:p>
          </table:table-cell>
          <table:table-cell table:number-columns-repeated="4"/>
        </table:table-row>
        <table:table-row table:style-name="ro1">
          <table:table-cell office:value-type="float" office:value="8400000" calcext:value-type="float">
            <text:p>8,40E+06</text:p>
          </table:table-cell>
          <table:table-cell office:value-type="float" office:value="0" calcext:value-type="float">
            <text:p>0</text:p>
          </table:table-cell>
          <table:table-cell office:value-type="float" office:value="19450" calcext:value-type="float">
            <text:p>19450</text:p>
          </table:table-cell>
          <table:table-cell table:number-columns-repeated="2"/>
          <table:table-cell table:formula="of:=[.C14]*1.38E-023" office:value-type="float" office:value="2.6841E-019" calcext:value-type="float">
            <text:p>2,6841E-19</text:p>
          </table:table-cell>
          <table:table-cell table:formula="of:=[.A14]/6.022E+023" office:value-type="float" office:value="1.3948854201262E-017" calcext:value-type="float">
            <text:p>1,3948854201262E-17</text:p>
          </table:table-cell>
          <table:table-cell table:formula="of:=[.B14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O + O → N + O2</text:p>
          </table:table-cell>
          <table:table-cell table:number-columns-repeated="4"/>
        </table:table-row>
        <table:table-row table:style-name="ro1">
          <table:table-cell office:value-type="float" office:value="640000000000" calcext:value-type="float">
            <text:p>6,40E+11</text:p>
          </table:table-cell>
          <table:table-cell office:value-type="float" office:value="-1" calcext:value-type="float">
            <text:p>-1</text:p>
          </table:table-cell>
          <table:table-cell office:value-type="float" office:value="38370" calcext:value-type="float">
            <text:p>38370</text:p>
          </table:table-cell>
          <table:table-cell table:number-columns-repeated="2"/>
          <table:table-cell table:formula="of:=[.C15]*1.38E-023" office:value-type="float" office:value="5.29506E-019" calcext:value-type="float">
            <text:p>5,29506E-19</text:p>
          </table:table-cell>
          <table:table-cell table:formula="of:=[.A15]/6.022E+023" office:value-type="float" office:value="0.00000000000106276984" calcext:value-type="float">
            <text:p>1,06276984390568E-12</text:p>
          </table:table-cell>
          <table:table-cell table:formula="of:=[.B15]" office:value-type="float" office:value="-1" calcext:value-type="float">
            <text:p>-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2 + O → NO + N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38600" calcext:value-type="float">
            <text:p>38600</text:p>
          </table:table-cell>
          <table:table-cell table:number-columns-repeated="2"/>
          <table:table-cell table:formula="of:=[.C16]*1.38E-023" office:value-type="float" office:value="5.3268E-019" calcext:value-type="float">
            <text:p>5,3268E-19</text:p>
          </table:table-cell>
          <table:table-cell table:formula="of:=[.A16]/6.022E+023" office:value-type="float" office:value="1.66057788110262E-016" calcext:value-type="float">
            <text:p>1,66057788110262E-16</text:p>
          </table:table-cell>
          <table:table-cell table:formula="of:=[.B16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 + N → CN + O</text:p>
          </table:table-cell>
          <table:table-cell table:number-columns-repeated="4"/>
        </table:table-row>
        <table:table-row table:style-name="ro1">
          <table:table-cell office:value-type="float" office:value="16000000" calcext:value-type="float">
            <text:p>1,60E+07</text:p>
          </table:table-cell>
          <table:table-cell office:value-type="float" office:value="0.1" calcext:value-type="float">
            <text:p>0,1</text:p>
          </table:table-cell>
          <table:table-cell office:value-type="float" office:value="14600" calcext:value-type="float">
            <text:p>14600</text:p>
          </table:table-cell>
          <table:table-cell table:number-columns-repeated="2"/>
          <table:table-cell table:formula="of:=[.C17]*1.38E-023" office:value-type="float" office:value="2.0148E-019" calcext:value-type="float">
            <text:p>2,0148E-19</text:p>
          </table:table-cell>
          <table:table-cell table:formula="of:=[.A17]/6.022E+023" office:value-type="float" office:value="2.6569246097642E-017" calcext:value-type="float">
            <text:p>2,6569246097642E-17</text:p>
          </table:table-cell>
          <table:table-cell table:formula="of:=[.B17]" office:value-type="float" office:value="0.1" calcext:value-type="float">
            <text:p>0,1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O → NO + C</text:p>
          </table:table-cell>
          <table:table-cell table:number-columns-repeated="4"/>
        </table:table-row>
        <table:table-row table:style-name="ro1">
          <table:table-cell office:value-type="float" office:value="6600000" calcext:value-type="float">
            <text:p>6,60E+06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2"/>
          <table:table-cell table:formula="of:=[.C18]*1.38E-023" office:value-type="float" office:value="-2.76E-021" calcext:value-type="float">
            <text:p>-2,76E-21</text:p>
          </table:table-cell>
          <table:table-cell table:formula="of:=[.A18]/6.022E+023" office:value-type="float" office:value="1.09598140152773E-017" calcext:value-type="float">
            <text:p>1,09598140152773E-17</text:p>
          </table:table-cell>
          <table:table-cell table:formula="of:=[.B18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O2 → NCO + O</text:p>
          </table:table-cell>
          <table:table-cell table:number-columns-repeated="4"/>
        </table:table-row>
        <table:table-row table:style-name="ro1">
          <table:table-cell office:value-type="float" office:value="400000000" calcext:value-type="float">
            <text:p>4,00E+08</text:p>
          </table:table-cell>
          <table:table-cell office:value-type="float" office:value="0" calcext:value-type="float">
            <text:p>0</text:p>
          </table:table-cell>
          <table:table-cell office:value-type="float" office:value="19200" calcext:value-type="float">
            <text:p>19200</text:p>
          </table:table-cell>
          <table:table-cell table:number-columns-repeated="2"/>
          <table:table-cell table:formula="of:=[.C19]*1.38E-023" office:value-type="float" office:value="2.6496E-019" calcext:value-type="float">
            <text:p>2,6496E-19</text:p>
          </table:table-cell>
          <table:table-cell table:formula="of:=[.A19]/6.022E+023" office:value-type="float" office:value="6.6423115244105E-016" calcext:value-type="float">
            <text:p>6,6423115244105E-16</text:p>
          </table:table-cell>
          <table:table-cell table:formula="of:=[.B19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CO2 → NCO + O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,00E+08</text:p>
          </table:table-cell>
          <table:table-cell office:value-type="float" office:value="0" calcext:value-type="float">
            <text:p>0</text:p>
          </table:table-cell>
          <table:table-cell office:value-type="float" office:value="21200" calcext:value-type="float">
            <text:p>21200</text:p>
          </table:table-cell>
          <table:table-cell table:number-columns-repeated="2"/>
          <table:table-cell table:formula="of:=[.C20]*1.38E-023" office:value-type="float" office:value="2.9256E-019" calcext:value-type="float">
            <text:p>2,9256E-19</text:p>
          </table:table-cell>
          <table:table-cell table:formula="of:=[.A20]/6.022E+023" office:value-type="float" office:value="1.66057788110262E-016" calcext:value-type="float">
            <text:p>1,66057788110262E-16</text:p>
          </table:table-cell>
          <table:table-cell table:formula="of:=[.B20]"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NO → NCO + N</text:p>
          </table:table-cell>
          <table:table-cell table:number-columns-repeated="4"/>
        </table:table-row>
        <table:table-row table:style-name="ro1">
          <table:table-cell office:value-type="float" office:value="380000000000" calcext:value-type="float">
            <text:p>3,80E+11</text:p>
          </table:table-cell>
          <table:table-cell office:value-type="float" office:value="-0.87" calcext:value-type="float">
            <text:p>-0,87</text:p>
          </table:table-cell>
          <table:table-cell office:value-type="float" office:value="51600" calcext:value-type="float">
            <text:p>51600</text:p>
          </table:table-cell>
          <table:table-cell table:number-columns-repeated="2"/>
          <table:table-cell table:formula="of:=[.C21]*1.38E-023" office:value-type="float" office:value="7.1208E-019" calcext:value-type="float">
            <text:p>7,1208E-19</text:p>
          </table:table-cell>
          <table:table-cell table:formula="of:=[.A21]/6.022E+023" office:value-type="float" office:value="0.00000000000063101959" calcext:value-type="float">
            <text:p>6,31019594818997E-13</text:p>
          </table:table-cell>
          <table:table-cell table:formula="of:=[.B21]" office:value-type="float" office:value="-0.87" calcext:value-type="float">
            <text:p>-0,87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O + NO → NCO + O</text:p>
          </table:table-cell>
          <table:table-cell table:number-columns-repeated="4"/>
        </table:table-row>
        <table:table-row table:style-name="ro1">
          <table:table-cell office:value-type="float" office:value="15000000000" calcext:value-type="float">
            <text:p>1,50E+10</text:p>
          </table:table-cell>
          <table:table-cell office:value-type="float" office:value="-0.49" calcext:value-type="float">
            <text:p>-0,49</text:p>
          </table:table-cell>
          <table:table-cell office:value-type="float" office:value="65800" calcext:value-type="float">
            <text:p>65800</text:p>
          </table:table-cell>
          <table:table-cell table:number-columns-repeated="2"/>
          <table:table-cell table:formula="of:=[.C22]*1.38E-023" office:value-type="float" office:value="9.0804E-019" calcext:value-type="float">
            <text:p>9,0804E-19</text:p>
          </table:table-cell>
          <table:table-cell table:formula="of:=[.A22]/6.022E+023" office:value-type="float" office:value="0.00000000000002490867" calcext:value-type="float">
            <text:p>2,49086682165394E-14</text:p>
          </table:table-cell>
          <table:table-cell table:formula="of:=[.B22]" office:value-type="float" office:value="-0.49" calcext:value-type="float">
            <text:p>-0,49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CN + CO → NCO + 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7:23:10.493734445</meta:creation-date>
    <meta:generator>LibreOffice/7.3.3.2$Linux_X86_64 LibreOffice_project/30$Build-2</meta:generator>
    <dc:date>2022-06-17T18:18:32.265358539</dc:date>
    <meta:editing-duration>PT55M8S</meta:editing-duration>
    <meta:editing-cycles>27</meta:editing-cycles>
    <meta:document-statistic meta:table-count="1" meta:cell-count="175" meta:object-count="0"/>
  </office:meta>
</office:document-meta>
</file>